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666" officeooo:paragraph-rsid="0007a666"/>
    </style:style>
    <style:style style:name="P2" style:family="paragraph" style:parent-style-name="Standard">
      <style:text-properties officeooo:rsid="0007b752" officeooo:paragraph-rsid="0007b752"/>
    </style:style>
    <style:style style:name="P3" style:family="paragraph" style:parent-style-name="Standard">
      <style:text-properties officeooo:rsid="001188c2" officeooo:paragraph-rsid="001188c2"/>
    </style:style>
    <style:style style:name="P4" style:family="paragraph" style:parent-style-name="Standard">
      <style:text-properties officeooo:rsid="00174384" officeooo:paragraph-rsid="00174384"/>
    </style:style>
    <style:style style:name="P5" style:family="paragraph" style:parent-style-name="Standard">
      <style:text-properties officeooo:rsid="0018fc57" officeooo:paragraph-rsid="0018fc57"/>
    </style:style>
    <style:style style:name="P6" style:family="paragraph" style:parent-style-name="Standard">
      <style:text-properties officeooo:rsid="001b8dba" officeooo:paragraph-rsid="001b8dba"/>
    </style:style>
    <style:style style:name="P7" style:family="paragraph" style:parent-style-name="Standard">
      <style:text-properties fo:font-weight="bold" officeooo:rsid="001b8dba" officeooo:paragraph-rsid="001b8dba" style:font-weight-asian="bold" style:font-weight-complex="bold"/>
    </style:style>
    <style:style style:name="P8" style:family="paragraph" style:parent-style-name="Standard">
      <style:text-properties fo:font-weight="bold" officeooo:rsid="001188c2" officeooo:paragraph-rsid="001188c2" style:font-weight-asian="bold" style:font-weight-complex="bold"/>
    </style:style>
    <style:style style:name="P9" style:family="paragraph" style:parent-style-name="Standard">
      <style:text-properties fo:font-weight="bold" officeooo:rsid="0021ef5b" officeooo:paragraph-rsid="0021ef5b" style:font-weight-asian="bold" style:font-weight-complex="bold"/>
    </style:style>
    <style:style style:name="P10" style:family="paragraph" style:parent-style-name="Standard">
      <style:text-properties fo:font-weight="bold" officeooo:rsid="00255ced" officeooo:paragraph-rsid="00255ced" style:font-weight-asian="bold" style:font-weight-complex="bold"/>
    </style:style>
    <style:style style:name="P11" style:family="paragraph" style:parent-style-name="Standard">
      <style:text-properties officeooo:rsid="0023a01c" officeooo:paragraph-rsid="0023a01c"/>
    </style:style>
    <style:style style:name="P12" style:family="paragraph" style:parent-style-name="Standard">
      <style:paragraph-properties fo:break-before="column"/>
      <style:text-properties officeooo:rsid="0007a666" officeooo:paragraph-rsid="0007a666"/>
    </style:style>
    <style:style style:name="P13" style:family="paragraph" style:parent-style-name="Standard">
      <style:text-properties fo:font-weight="normal" officeooo:rsid="00271257" officeooo:paragraph-rsid="00255ced" style:font-weight-asian="normal" style:font-weight-complex="normal"/>
    </style:style>
    <style:style style:name="P14" style:family="paragraph" style:parent-style-name="Standard">
      <style:text-properties fo:font-weight="normal" officeooo:rsid="002c6141" officeooo:paragraph-rsid="00255ced" style:font-weight-asian="normal" style:font-weight-complex="normal"/>
    </style:style>
    <style:style style:name="P15" style:family="paragraph" style:parent-style-name="Standard">
      <style:text-properties fo:font-weight="normal" officeooo:rsid="0023b395" officeooo:paragraph-rsid="0021ef5b" style:font-weight-asian="normal" style:font-weight-complex="normal"/>
    </style:style>
    <style:style style:name="P16" style:family="paragraph" style:parent-style-name="Standard">
      <style:text-properties fo:font-weight="bold" officeooo:rsid="0021ef5b" officeooo:paragraph-rsid="0021ef5b" style:font-weight-asian="bold" style:font-weight-complex="bold"/>
    </style:style>
    <style:style style:name="P17" style:family="paragraph" style:parent-style-name="Standard">
      <style:text-properties officeooo:rsid="001a21da" officeooo:paragraph-rsid="001a21da"/>
    </style:style>
    <style:style style:name="T1" style:family="text">
      <style:text-properties officeooo:rsid="0007b752"/>
    </style:style>
    <style:style style:name="T2" style:family="text">
      <style:text-properties officeooo:rsid="00095ffa"/>
    </style:style>
    <style:style style:name="T3" style:family="text">
      <style:text-properties officeooo:rsid="000ba3ec"/>
    </style:style>
    <style:style style:name="T4" style:family="text">
      <style:text-properties officeooo:rsid="001000b4"/>
    </style:style>
    <style:style style:name="T5" style:family="text">
      <style:text-properties officeooo:rsid="00131154"/>
    </style:style>
    <style:style style:name="T6" style:family="text">
      <style:text-properties officeooo:rsid="0014fc1c"/>
    </style:style>
    <style:style style:name="T7" style:family="text">
      <style:text-properties officeooo:rsid="00176c35"/>
    </style:style>
    <style:style style:name="T8" style:family="text">
      <style:text-properties officeooo:rsid="001a21da"/>
    </style:style>
    <style:style style:name="T9" style:family="text">
      <style:text-properties officeooo:rsid="001a84c0"/>
    </style:style>
    <style:style style:name="T10" style:family="text">
      <style:text-properties fo:font-weight="normal" style:font-weight-asian="normal" style:font-weight-complex="normal"/>
    </style:style>
    <style:style style:name="T11" style:family="text">
      <style:text-properties fo:font-weight="normal" officeooo:rsid="0023a01c" style:font-weight-asian="normal" style:font-weight-complex="normal"/>
    </style:style>
    <style:style style:name="T12" style:family="text">
      <style:text-properties fo:font-weight="normal" officeooo:rsid="0023b395" style:font-weight-asian="normal" style:font-weight-complex="normal"/>
    </style:style>
    <style:style style:name="T13" style:family="text">
      <style:text-properties fo:font-weight="normal" officeooo:rsid="00271257" style:font-weight-asian="normal" style:font-weight-complex="normal"/>
    </style:style>
    <style:style style:name="T14" style:family="text">
      <style:text-properties fo:font-weight="normal" officeooo:rsid="0029ab8a" style:font-weight-asian="normal" style:font-weight-complex="normal"/>
    </style:style>
    <style:style style:name="T15" style:family="text">
      <style:text-properties fo:font-weight="normal" officeooo:rsid="002c614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éphane Ziegler</text:p>
      <text:p text:style-name="P1">1 cité Louis Casimir Ranson</text:p>
      <text:p text:style-name="P1">87000 Limog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APPORT DE STAGE de la formation WEB DEVELOPPEUR du 7 mai au 21 juillet 2018</text:p>
      <text:p text:style-name="P1"/>
      <text:p text:style-name="P1"/>
      <text:p text:style-name="P1"/>
      <text:p text:style-name="P1"/>
      <text:p text:style-name="P1"/>
      <text:p text:style-name="P12"/>
      <text:p text:style-name="P1"/>
      <text:p text:style-name="P1"/>
      <text:p text:style-name="P1"/>
      <text:p text:style-name="P1"/>
      <text:p text:style-name="P1">Rencontre avec l’association La Cité des Jeux rue Montmailler à Limoges.</text:p>
      <text:p text:style-name="P1"/>
      <text:p text:style-name="P1"><text:tab/>La première rencontre avec Monsieur Delbos, Directeur de l’association, s’est déroulée le mercredi 25 avril à 11h suite à une démarche téléphonique réalisée par le chef de la formation, Monsieur Lopez et finalisée par mes soins.</text:p>
      <text:p text:style-name="P1"><text:tab/>Le rendez-vous professionnel s’est déroulé par </text:p>
      <text:p text:style-name="P1"><text:tab/><text:tab/>* La présentation de son équipe :</text:p>
      <text:p text:style-name="P1"><text:s/><text:tab/><text:tab/><text:tab/>- Mme , ?????????? , </text:p>
      <text:p text:style-name="P1"><text:tab/><text:tab/><text:tab/>- Mr….</text:p>
      <text:p text:style-name="P1"/>
      <text:p text:style-name="P1"><text:tab/><text:tab/>* La présentation et visite des locaux, il s’agit d’un espace de plus de 140 m² sur deux étages avec à la disposition des adhérents <text:span text:style-name="T1">plus de 4000 jeux de sociétés et des multitudes de jouets pour les plus jeunes. L’association a une clientèle associative variée de 0 à plus de 77 ans.</text:span></text:p>
      <text:p text:style-name="P2">L’association propose pour ses adhérents le prêt de jeux complets avec un accompagnement dans son utilisation. Un espace extérieur est aussi à la disposition des adhérents. L’espace extérieur est composé de jeux pour enfant de 1 à 7 ans.</text:p>
      <text:p text:style-name="P2"/>
      <text:p text:style-name="P2"><text:tab/><text:span text:style-name="T2">Lors de ce premier rendez-vous, les principaux sujets évoqués sont la présentation et la description des outils de gestion informatique. La cité des Jeux dispose d’un site web très fourni réalisé en Wordpress (le site sera présentée dans un prochain chapitre intitulé présentation du site) ; le site propose notamment un catalogue de jeux. La gestion des prêts est réalisé avec une base de données de calcul excel (la gestion des données adhérents sera présentée dans le chapitre Gestion des données). Un point essentiel abordé par la gestionnaire Mm ??????? est le besoin d’un espace utilisateur en ligne pour la gestion et le suivi des prêts pour les adhérents ainsi qu’un catalogue mis à jour en lien avec la base de données locale de gestion de prêts. Le suivi actuel se fait par papier, </text:span><text:soft-page-break/><text:span text:style-name="T2">téléphone, mail ou retour aux locaux pour avoir le suivi des prêts de l’adhérent. De plus le catalogue de prêts est en doublon sur le site web et en local sur l’ordinateur de la gestionnaire informatique. Elle réalise elle-même la mise à jour des deux bases de données de façon distincte. De plus la base de données excel présente des bugs répétitifs « exprimés » comme dus à la présence de nombreux calculs. Les solutions complétes seront présentées dans le chapitre Présentation des Solutions.</text:span></text:p>
      <text:p text:style-name="P1"/>
      <text:p text:style-name="P1"><text:tab/><text:span text:style-name="T3">La rencontre s’est aussi ouverte vers la présentation du rôle de l’association (détaillé dans le chapitre Rôle de l’Association) dans la vie de ses adhérents et une demande de disposition à la communication et au travail collectif dans la vie de l’association. Il m’est demandé de participé de façon active à la vie de l’association, accueil, accompagnement, conseil, bienséance. Je me suis proposé à la discussion de développement de la communication de l’association ; le projet de développement à court terme de l’association est l’accès à de nouveaux locaux de plus de 350 m². La Cité des Jeux possède actuellement selon mes constations un fort pouvoir de communication basé sur un actif de vie associative conséquent ainsi qu’un logo et d’un nom à la foi précis et ouvert à l’imagination (plus de détail de la Chapitre Présentation de la charte graphique. </text:span></text:p>
      <text:p text:style-name="P1"/>
      <text:p text:style-name="P1"><text:tab/><text:span text:style-name="T4">Cette première rencontre s’est finalisée par la signature de la convention de stage pour la participation à la vie de l’association et pour apporter une évolution de l’outil informatique disponible vers l’automatisation de la gestion de la base de données de gestion de la vie de l’association (cette partie sera détaillée dans le chapitre Objectifs du stage).</text:span></text:p>
      <text:p text:style-name="P1"/>
      <text:p text:style-name="P1"><text:tab/><text:span text:style-name="T4">L’une des prochaines étapes est le choix des outils pour la réalisation des objectifs du stage.</text:span></text:p>
      <text:p text:style-name="P1"/>
      <text:p text:style-name="P1"/>
      <text:p text:style-name="P7">Préparation de l’arrivée en stage.</text:p>
      <text:p text:style-name="P6"/>
      <text:p text:style-name="P6"><text:tab/>C’est une étape très courte ce qui la rend d’autant plus subtile. Ni trop pesant, ni trop relax, il est essentiel de ne pas perturber l’équilibre de l’entreprise : « vous êtes là pour apprendre et apporter vos connaissances novatrices si besoin est ». L’entreprise a déjà ses marques « vous êtes un plus ». </text:p>
      <text:p text:style-name="P6"/>
      <text:p text:style-name="P6"/>
      <text:p text:style-name="P10">Présentation de la ludothèque</text:p>
      <text:p text:style-name="P10"/>
      <text:p text:style-name="P10"><text:tab/><text:span text:style-name="T10">Joue pour jouer, l’amusement, </text:span><text:span text:style-name="T13">plus de 900 ludothèques en France ; l’accès est libre, vous pouvez jouer et emprunter des jeux ; voici l’état d’esprit de la ludothèque La cité des Jeux. Son implantation en centre-ville propose une belle exposition et son local vaste un espace idéal pour se divertir. Votre objectif, trouver ou retrouver le plaisir de jouer. Pour cela vous trouverez le ludothécaire qui est un pro du jeu, la personne référente, elle vous accueille, vous conseille, satisfait votre soif de jeu. Enfants, ados, adultes, grands-parents vous satisferez donc votre envie d’explorer, de sécuriser, de confronter, de coopérer, établir des rencontres.</text:span></text:p>
      <text:p text:style-name="P13"/>
      <text:p text:style-name="P10"><text:span text:style-name="T13"><text:tab/>La ludothèque est le partenaire des structures sociaux-professionnelles dans votre quartier, ville, département. Vous trouverez ici la liberté de choix, la convivialité, le partage, </text:span><text:span text:style-name="T14">des rencontres, des découvertes, des jeux rares, de qualité, d’autres cultures, traditionnels, chers, à la mode. On y gagne et on apprend à perdre, </text:span><text:span text:style-name="T15">on relève des défis.</text:span></text:p>
      <text:p text:style-name="P14"/>
      <text:p text:style-name="P14"><text:tab/>Le jeu participe à l’évolution de façon indispensable.</text:p>
      <text:p text:style-name="P13"/>
      <text:p text:style-name="P9"/>
      <text:p text:style-name="P9"/>
      <text:p text:style-name="P9">Comment gérer les droits de nos productions ?</text:p>
      <text:p text:style-name="P9"/>
      <text:p text:style-name="P9"><text:tab/><text:span text:style-name="T10">Les conditions générales d’utilisation, de vente , droits de ce</text:span><text:span text:style-name="T14">s</text:span><text:span text:style-name="T10">sions ; où se p</text:span><text:span text:style-name="T11">lace notre part de création (cf doits internationaux). </text:span></text:p>
      <text:p text:style-name="P9"><text:span text:style-name="T11"><text:tab/></text:span><text:span text:style-name="T12">Lors de mon stage, il est stipulé que les productions effectuées appartiennent à l’entreprise demandeuse. Mes droits semblent être cédés mais je reste auteur de mes créations.</text:span></text:p>
      <text:p text:style-name="P15"><text:soft-page-break/></text:p>
      <text:p text:style-name="P15"/>
      <text:p text:style-name="P15"/>
      <text:p text:style-name="P15"/>
      <text:p text:style-name="P15"/>
      <text:p text:style-name="P1"/>
      <text:p text:style-name="P8">Annexe I</text:p>
      <text:p text:style-name="P3"/>
      <text:p text:style-name="P5"/>
      <text:p text:style-name="P3"/>
      <text:p text:style-name="P3">Le MokUp</text:p>
      <text:p text:style-name="P3"><text:tab/>Ce process essentiel représente à mon sens le lien visuel des besoins applicatifs <text:span text:style-name="T6">(cahier des charges)</text:span> du <text:span text:style-name="T5">demandeur ;</text:span> une étape majeur dans la validation ou post-validation d’un devis <text:span text:style-name="T5">(</text:span>le cas échéant<text:span text:style-name="T5">)</text:span>. <text:span text:style-name="T5">Je divise le MokUp en deux étapes :</text:span></text:p>
      <text:p text:style-name="P3"><text:tab/><text:span text:style-name="T5">La discussion, « Brain Storming », le devis doit y être signer avec versement. (cf. gestion des accomptes). Je préfère transcrire cette étape sur feuilles libres aux crayons (cf. maquettiste/graphiste).</text:span></text:p>
      <text:p text:style-name="P3"><text:tab/><text:span text:style-name="T6">La préparation est obligatoire pour le travail en équipe, le partage des données de l’application doit être complète lorsqu’elle est utilisée avec le cahier des charges de l’applicatif. Le MokUp y est réalisé avec un logiciel de mise en page (cf Pencil – Indesign).</text:span></text:p>
      <text:p text:style-name="P3"/>
      <text:p text:style-name="P5">Le Cahier des Charges</text:p>
      <text:p text:style-name="P5"><text:tab/>Ce process se réalise par l’audit des besoins complets pour l’applicatif <text:span text:style-name="T9">demandé</text:span>, il en ressort souvent des pages d’options possibles ; <text:span text:style-name="T8">il est évolutif (cf ‘mode informatique’ et Templates) ; il ne se soucie pas de la compatibilité. Il décrit notamment les besoins visuels et techniques demandées.</text:span></text:p>
      <text:p text:style-name="P3"/>
      <text:p text:style-name="P4">Glossaire</text:p>
      <text:p text:style-name="P4"><text:tab/>Cahier des Charges</text:p>
      <text:p text:style-name="P4"><text:tab/>Gestion des accomptes</text:p>
      <text:p text:style-name="P4"><text:tab/>Maquettiste/Graphiste</text:p>
      <text:p text:style-name="P4"><text:tab/><text:span text:style-name="T7">Pencil</text:span></text:p>
      <text:p text:style-name="P4"><text:tab/><text:span text:style-name="T7">Indesign</text:span></text:p>
      <text:p text:style-name="P17"><text:tab/>‘mode informatique’ et Templates</text:p>
      <text:p text:style-name="P11"><text:tab/>Droits Internationaux</text:p>
      <text:p text:style-name="P4"/>
      <text:p text:style-name="P3"/>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06:11:02.934403930</meta:creation-date>
    <dc:date>2018-05-15T16:22:14.486316341</dc:date>
    <meta:editing-duration>PT1H44M3S</meta:editing-duration>
    <meta:editing-cycles>24</meta:editing-cycles>
    <meta:generator>LibreOffice/6.0.3.2$Linux_X86_64 LibreOffice_project/00m0$Build-2</meta:generator>
    <meta:document-statistic meta:table-count="0" meta:image-count="0" meta:object-count="0" meta:page-count="3" meta:paragraph-count="40" meta:word-count="1085" meta:character-count="6657" meta:non-whitespace-character-count="5575"/>
  </office:meta>
</office:document-meta>
</file>